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0044" officeooo:paragraph-rsid="000b0044"/>
    </style:style>
    <style:style style:name="P2" style:family="paragraph" style:parent-style-name="Preformatted_20_Text">
      <style:paragraph-properties fo:break-before="page"/>
      <style:text-properties officeooo:rsid="000b0044" officeooo:paragraph-rsid="000b0044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4f338"/>
    </style:style>
    <style:style style:name="gr1" style:family="graphic">
      <style:graphic-properties draw:stroke="solid"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4cm" svg:stroke-color="#00cc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4cm" svg:stroke-color="#ff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4cm" svg:stroke-color="#0000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4cm" svg:stroke-color="#ffffff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4cm" svg:stroke-color="#000000" draw:fill="none" draw:fill-color="#ffffff" fo:min-height="0.489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97" draw:name="Tvar48" draw:style-name="gr7" draw:text-style-name="P5" svg:width="2.541cm" svg:height="0.888cm" svg:x="8.144cm" svg:y="0.277cm"><draw:text-box><text:p>Cíl!</text:p></draw:text-box></draw:frame><draw:frame text:anchor-type="paragraph" draw:z-index="96" draw:name="Tvar47" draw:style-name="gr7" draw:text-style-name="P5" svg:width="2.229cm" svg:height="0.888cm" svg:x="12.379cm" svg:y="26.143cm"><draw:text-box><text:p>Start 2</text:p></draw:text-box></draw:frame><draw:frame text:anchor-type="paragraph" draw:z-index="95" draw:name="Tvar47" draw:style-name="gr7" draw:text-style-name="P5" svg:width="2.229cm" svg:height="0.888cm" svg:x="5.136cm" svg:y="26.12cm"><draw:text-box><text:p>Start 1 </text:p></draw:text-box></draw:frame><draw:line text:anchor-type="paragraph" draw:z-index="94" draw:name="Tvar22" draw:style-name="gr3" draw:text-style-name="P4" svg:x1="11.978cm" svg:y1="18.863cm" svg:x2="12.564cm" svg:y2="18.863cm"><text:p/></draw:line><draw:line text:anchor-type="paragraph" draw:z-index="93" draw:name="Tvar22" draw:style-name="gr4" draw:text-style-name="P4" svg:x1="12.564cm" svg:y1="18.863cm" svg:x2="13.15cm" svg:y2="18.863cm"><text:p/></draw:line><draw:line text:anchor-type="paragraph" draw:z-index="92" draw:name="Tvar22" draw:style-name="gr6" draw:text-style-name="P4" svg:x1="6.78cm" svg:y1="16.341cm" svg:x2="7.366cm" svg:y2="16.341cm"><text:p/></draw:line><draw:line text:anchor-type="paragraph" draw:z-index="91" draw:name="Tvar22" draw:style-name="gr6" draw:text-style-name="P4" svg:x1="6.196cm" svg:y1="16.341cm" svg:x2="6.782cm" svg:y2="16.341cm"><text:p/></draw:line><draw:line text:anchor-type="paragraph" draw:z-index="90" draw:name="Tvar22" draw:style-name="gr6" draw:text-style-name="P4" svg:x1="7.366cm" svg:y1="16.341cm" svg:x2="7.952cm" svg:y2="16.341cm"><text:p/></draw:line><draw:line text:anchor-type="paragraph" draw:z-index="89" draw:name="Tvar22" draw:style-name="gr6" draw:text-style-name="P4" svg:x1="5.954cm" svg:y1="10.23cm" svg:x2="6.54cm" svg:y2="10.23cm"><text:p/></draw:line><draw:line text:anchor-type="paragraph" draw:z-index="88" draw:name="Tvar22" draw:style-name="gr6" draw:text-style-name="P4" svg:x1="5.37cm" svg:y1="10.23cm" svg:x2="5.956cm" svg:y2="10.23cm"><text:p/></draw:line><draw:line text:anchor-type="paragraph" draw:z-index="87" draw:name="Tvar22" draw:style-name="gr6" draw:text-style-name="P4" svg:x1="6.54cm" svg:y1="10.23cm" svg:x2="7.126cm" svg:y2="10.23cm"><text:p/></draw:line><draw:line text:anchor-type="paragraph" draw:z-index="86" draw:name="Tvar22" draw:style-name="gr6" draw:text-style-name="P4" svg:x1="10.877cm" svg:y1="10.23cm" svg:x2="11.463cm" svg:y2="10.23cm"><text:p/></draw:line><draw:line text:anchor-type="paragraph" draw:z-index="85" draw:name="Tvar22" draw:style-name="gr6" draw:text-style-name="P4" svg:x1="10.293cm" svg:y1="10.23cm" svg:x2="10.879cm" svg:y2="10.23cm"><text:p/></draw:line><draw:line text:anchor-type="paragraph" draw:z-index="84" draw:name="Tvar22" draw:style-name="gr6" draw:text-style-name="P4" svg:x1="11.463cm" svg:y1="10.23cm" svg:x2="12.049cm" svg:y2="10.23cm"><text:p/></draw:line><draw:line text:anchor-type="paragraph" draw:z-index="83" draw:name="Tvar22" draw:style-name="gr6" draw:text-style-name="P4" svg:x1="13.863cm" svg:y1="3.033cm" svg:x2="14.449cm" svg:y2="3.033cm"><text:p/></draw:line><draw:line text:anchor-type="paragraph" draw:z-index="82" draw:name="Tvar22" draw:style-name="gr6" draw:text-style-name="P4" svg:x1="13.279cm" svg:y1="3.033cm" svg:x2="13.865cm" svg:y2="3.033cm"><text:p/></draw:line><draw:line text:anchor-type="paragraph" draw:z-index="81" draw:name="Tvar22" draw:style-name="gr6" draw:text-style-name="P4" svg:x1="14.449cm" svg:y1="3.033cm" svg:x2="15.035cm" svg:y2="3.033cm"><text:p/></draw:line><draw:line text:anchor-type="paragraph" draw:z-index="80" draw:name="Tvar22" draw:style-name="gr6" draw:text-style-name="P4" svg:x1="3.169cm" svg:y1="2.955cm" svg:x2="3.755cm" svg:y2="2.955cm"><text:p/></draw:line><draw:line text:anchor-type="paragraph" draw:z-index="79" draw:name="Tvar22" draw:style-name="gr6" draw:text-style-name="P4" svg:x1="2.585cm" svg:y1="2.955cm" svg:x2="3.171cm" svg:y2="2.955cm"><text:p/></draw:line><draw:line text:anchor-type="paragraph" draw:z-index="78" draw:name="Tvar22" draw:style-name="gr6" draw:text-style-name="P4" svg:x1="3.755cm" svg:y1="2.955cm" svg:x2="4.341cm" svg:y2="2.955cm"><text:p/></draw:line><draw:line text:anchor-type="paragraph" draw:z-index="77" draw:name="Tvar22" draw:style-name="gr3" draw:text-style-name="P4" svg:x1="7.905cm" svg:y1="5.11cm" svg:x2="8.491cm" svg:y2="5.11cm"><text:p/></draw:line><draw:line text:anchor-type="paragraph" draw:z-index="76" draw:name="Tvar22" draw:style-name="gr3" draw:text-style-name="P4" svg:x1="8.955cm" svg:y1="5.11cm" svg:x2="9.541cm" svg:y2="5.11cm"><text:p/></draw:line><draw:line text:anchor-type="paragraph" draw:z-index="75" draw:name="Tvar22" draw:style-name="gr2" draw:text-style-name="P4" svg:x1="7.32cm" svg:y1="5.11cm" svg:x2="7.906cm" svg:y2="5.11cm"><text:p/></draw:line><draw:line text:anchor-type="paragraph" draw:z-index="74" draw:name="Tvar22" draw:style-name="gr2" draw:text-style-name="P4" svg:x1="9.54cm" svg:y1="5.11cm" svg:x2="10.126cm" svg:y2="5.11cm"><text:p/></draw:line><draw:line text:anchor-type="paragraph" draw:z-index="73" draw:name="Tvar22" draw:style-name="gr4" draw:text-style-name="P4" svg:x1="7.817cm" svg:y1="1.3cm" svg:x2="8.403cm" svg:y2="1.3cm"><text:p/></draw:line><draw:line text:anchor-type="paragraph" draw:z-index="72" draw:name="Tvar22" draw:style-name="gr2" draw:text-style-name="P4" svg:x1="7.231cm" svg:y1="1.3cm" svg:x2="7.817cm" svg:y2="1.3cm"><text:p/></draw:line><draw:line text:anchor-type="paragraph" draw:z-index="71" draw:name="Tvar22" draw:style-name="gr2" draw:text-style-name="P4" svg:x1="9.607cm" svg:y1="1.261cm" svg:x2="10.193cm" svg:y2="1.261cm"><text:p/></draw:line><draw:line text:anchor-type="paragraph" draw:z-index="70" draw:name="Tvar22" draw:style-name="gr4" draw:text-style-name="P4" svg:x1="9.022cm" svg:y1="1.261cm" svg:x2="9.608cm" svg:y2="1.261cm"><text:p/></draw:line><draw:line text:anchor-type="paragraph" draw:z-index="69" draw:name="Tvar23" draw:style-name="gr6" draw:text-style-name="P3" svg:x1="4.597cm" svg:y1="12.633cm" svg:x2="4.59cm" svg:y2="13.217cm"><text:p/></draw:line><draw:line text:anchor-type="paragraph" draw:z-index="68" draw:name="Tvar23" draw:style-name="gr6" draw:text-style-name="P3" svg:x1="4.59cm" svg:y1="13.217cm" svg:x2="4.583cm" svg:y2="13.801cm"><text:p/></draw:line><draw:line text:anchor-type="paragraph" draw:z-index="67" draw:name="Tvar23" draw:style-name="gr6" draw:text-style-name="P3" svg:x1="4.583cm" svg:y1="13.8cm" svg:x2="4.576cm" svg:y2="14.384cm"><text:p/></draw:line><draw:line text:anchor-type="paragraph" draw:z-index="66" draw:name="Tvar23" draw:style-name="gr6" draw:text-style-name="P3" svg:x1="12.926cm" svg:y1="12.825cm" svg:x2="12.919cm" svg:y2="13.409cm"><text:p/></draw:line><draw:line text:anchor-type="paragraph" draw:z-index="65" draw:name="Tvar23" draw:style-name="gr6" draw:text-style-name="P3" svg:x1="12.919cm" svg:y1="13.409cm" svg:x2="12.912cm" svg:y2="13.993cm"><text:p/></draw:line><draw:line text:anchor-type="paragraph" draw:z-index="64" draw:name="Tvar23" draw:style-name="gr6" draw:text-style-name="P3" svg:x1="12.912cm" svg:y1="13.993cm" svg:x2="12.905cm" svg:y2="14.577cm"><text:p/></draw:line><draw:line text:anchor-type="paragraph" draw:z-index="63" draw:name="Tvar23" draw:style-name="gr6" draw:text-style-name="P3" svg:x1="8.529cm" svg:y1="10.11cm" svg:x2="8.522cm" svg:y2="10.694cm"><text:p/></draw:line><draw:line text:anchor-type="paragraph" draw:z-index="62" draw:name="Tvar23" draw:style-name="gr6" draw:text-style-name="P3" svg:x1="8.522cm" svg:y1="10.694cm" svg:x2="8.515cm" svg:y2="11.278cm"><text:p/></draw:line><draw:line text:anchor-type="paragraph" draw:z-index="61" draw:name="Tvar23" draw:style-name="gr6" draw:text-style-name="P3" svg:x1="8.515cm" svg:y1="11.278cm" svg:x2="8.508cm" svg:y2="11.862cm"><text:p/></draw:line><draw:line text:anchor-type="paragraph" draw:z-index="60" draw:name="Tvar23" draw:style-name="gr6" draw:text-style-name="P3" svg:x1="7.431cm" svg:y1="18.048cm" svg:x2="7.424cm" svg:y2="18.632cm"><text:p/></draw:line><draw:line text:anchor-type="paragraph" draw:z-index="59" draw:name="Tvar23" draw:style-name="gr6" draw:text-style-name="P3" svg:x1="7.424cm" svg:y1="18.632cm" svg:x2="7.417cm" svg:y2="19.216cm"><text:p/></draw:line><draw:line text:anchor-type="paragraph" draw:z-index="58" draw:name="Tvar23" draw:style-name="gr6" draw:text-style-name="P3" svg:x1="7.417cm" svg:y1="19.216cm" svg:x2="7.41cm" svg:y2="19.8cm"><text:p/></draw:line><draw:line text:anchor-type="paragraph" draw:z-index="57" draw:name="Tvar23" draw:style-name="gr6" draw:text-style-name="P3" svg:x1="9.599cm" svg:y1="20.565cm" svg:x2="9.592cm" svg:y2="21.149cm"><text:p/></draw:line><draw:line text:anchor-type="paragraph" draw:z-index="56" draw:name="Tvar23" draw:style-name="gr6" draw:text-style-name="P3" svg:x1="9.592cm" svg:y1="21.149cm" svg:x2="9.585cm" svg:y2="21.733cm"><text:p/></draw:line><draw:line text:anchor-type="paragraph" draw:z-index="55" draw:name="Tvar23" draw:style-name="gr6" draw:text-style-name="P3" svg:x1="9.585cm" svg:y1="21.733cm" svg:x2="9.578cm" svg:y2="22.317cm"><text:p/></draw:line><draw:line text:anchor-type="paragraph" draw:z-index="54" draw:name="Tvar23" draw:style-name="gr6" draw:text-style-name="P3" svg:x1="11.91cm" svg:y1="23.907cm" svg:x2="11.903cm" svg:y2="24.491cm"><text:p/></draw:line><draw:line text:anchor-type="paragraph" draw:z-index="53" draw:name="Tvar23" draw:style-name="gr6" draw:text-style-name="P3" svg:x1="11.903cm" svg:y1="24.491cm" svg:x2="11.896cm" svg:y2="25.075cm"><text:p/></draw:line><draw:line text:anchor-type="paragraph" draw:z-index="52" draw:name="Tvar23" draw:style-name="gr6" draw:text-style-name="P3" svg:x1="11.896cm" svg:y1="25.075cm" svg:x2="11.889cm" svg:y2="25.659cm"><text:p/></draw:line><draw:line text:anchor-type="paragraph" draw:z-index="51" draw:name="Tvar23" draw:style-name="gr3" draw:text-style-name="P3" svg:x1="1.132cm" svg:y1="17.914cm" svg:x2="1.125cm" svg:y2="18.498cm"><text:p/></draw:line><draw:line text:anchor-type="paragraph" draw:z-index="50" draw:name="Tvar23" draw:style-name="gr2" draw:text-style-name="P3" svg:x1="1.125cm" svg:y1="18.498cm" svg:x2="1.118cm" svg:y2="19.082cm"><text:p/></draw:line><draw:line text:anchor-type="paragraph" draw:z-index="49" draw:name="Tvar23" draw:style-name="gr4" draw:text-style-name="P3" svg:x1="1.118cm" svg:y1="19.082cm" svg:x2="1.111cm" svg:y2="19.666cm"><text:p/></draw:line><draw:line text:anchor-type="paragraph" draw:z-index="48" draw:name="Tvar23" draw:style-name="gr3" draw:text-style-name="P3" svg:x1="8.539cm" svg:y1="13.435cm" svg:x2="8.532cm" svg:y2="14.019cm"><text:p/></draw:line><draw:line text:anchor-type="paragraph" draw:z-index="47" draw:name="Tvar23" draw:style-name="gr5" draw:text-style-name="P3" svg:x1="8.532cm" svg:y1="14.019cm" svg:x2="8.525cm" svg:y2="14.603cm"><text:p/></draw:line><draw:line text:anchor-type="paragraph" draw:z-index="46" draw:name="Tvar23" draw:style-name="gr3" draw:text-style-name="P3" svg:x1="8.525cm" svg:y1="14.603cm" svg:x2="8.518cm" svg:y2="15.187cm"><text:p/></draw:line><draw:line text:anchor-type="paragraph" draw:z-index="45" draw:name="Tvar23" draw:style-name="gr2" draw:text-style-name="P3" svg:x1="16.632cm" svg:y1="19.893cm" svg:x2="16.625cm" svg:y2="20.477cm"><text:p/></draw:line><draw:line text:anchor-type="paragraph" draw:z-index="44" draw:name="Tvar23" draw:style-name="gr4" draw:text-style-name="P3" svg:x1="16.625cm" svg:y1="20.477cm" svg:x2="16.618cm" svg:y2="21.061cm"><text:p/></draw:line><draw:line text:anchor-type="paragraph" draw:z-index="43" draw:name="Tvar23" draw:style-name="gr3" draw:text-style-name="P3" svg:x1="16.618cm" svg:y1="21.061cm" svg:x2="16.611cm" svg:y2="21.645cm"><text:p/></draw:line><draw:line text:anchor-type="paragraph" draw:z-index="42" draw:name="Tvar23" draw:style-name="gr2" draw:text-style-name="P3" svg:x1="1.132cm" svg:y1="21.463cm" svg:x2="1.125cm" svg:y2="22.047cm"><text:p/></draw:line><draw:line text:anchor-type="paragraph" draw:z-index="41" draw:name="Tvar23" draw:style-name="gr4" draw:text-style-name="P3" svg:x1="1.125cm" svg:y1="22.047cm" svg:x2="1.118cm" svg:y2="22.631cm"><text:p/></draw:line><draw:line text:anchor-type="paragraph" draw:z-index="40" draw:name="Tvar23" draw:style-name="gr3" draw:text-style-name="P3" svg:x1="1.118cm" svg:y1="22.631cm" svg:x2="1.111cm" svg:y2="23.215cm"><text:p/></draw:line><draw:line text:anchor-type="paragraph" draw:z-index="39" draw:name="Tvar23" draw:style-name="gr2" draw:text-style-name="P3" svg:x1="7.472cm" svg:y1="21.664cm" svg:x2="7.465cm" svg:y2="22.248cm"><text:p/></draw:line><draw:line text:anchor-type="paragraph" draw:z-index="38" draw:name="Tvar23" draw:style-name="gr4" draw:text-style-name="P3" svg:x1="7.465cm" svg:y1="22.248cm" svg:x2="7.458cm" svg:y2="22.832cm"><text:p/></draw:line><draw:line text:anchor-type="paragraph" draw:z-index="37" draw:name="Tvar23" draw:style-name="gr3" draw:text-style-name="P3" svg:x1="7.458cm" svg:y1="22.832cm" svg:x2="7.451cm" svg:y2="23.416cm"><text:p/></draw:line><draw:line text:anchor-type="paragraph" draw:z-index="36" draw:name="Tvar23" draw:style-name="gr4" draw:text-style-name="P3" svg:x1="1.164cm" svg:y1="15.245cm" svg:x2="1.157cm" svg:y2="15.829cm"><text:p/></draw:line><draw:line text:anchor-type="paragraph" draw:z-index="35" draw:name="Tvar23" draw:style-name="gr3" draw:text-style-name="P3" svg:x1="1.157cm" svg:y1="15.829cm" svg:x2="1.15cm" svg:y2="16.413cm"><text:p/></draw:line><draw:line text:anchor-type="paragraph" draw:z-index="34" draw:name="Tvar23" draw:style-name="gr4" draw:text-style-name="P3" svg:x1="16.244cm" svg:y1="15.601cm" svg:x2="16.237cm" svg:y2="16.185cm"><text:p/></draw:line><draw:line text:anchor-type="paragraph" draw:z-index="33" draw:name="Tvar23" draw:style-name="gr3" draw:text-style-name="P3" svg:x1="16.237cm" svg:y1="16.185cm" svg:x2="16.23cm" svg:y2="16.769cm"><text:p/></draw:line><draw:line text:anchor-type="paragraph" draw:z-index="32" draw:name="Tvar23" draw:style-name="gr4" draw:text-style-name="P3" svg:x1="16.244cm" svg:y1="15.601cm" svg:x2="16.237cm" svg:y2="16.185cm"><text:p/></draw:line><draw:line text:anchor-type="paragraph" draw:z-index="31" draw:name="Tvar23" draw:style-name="gr3" draw:text-style-name="P3" svg:x1="16.237cm" svg:y1="16.185cm" svg:x2="16.23cm" svg:y2="16.769cm"><text:p/></draw:line><draw:line text:anchor-type="paragraph" draw:z-index="30" draw:name="Tvar23" draw:style-name="gr3" draw:text-style-name="P3" svg:x1="8.557cm" svg:y1="6.075cm" svg:x2="8.55cm" svg:y2="6.659cm"><text:p/></draw:line><draw:line text:anchor-type="paragraph" draw:z-index="29" draw:name="Tvar23" draw:style-name="gr2" draw:text-style-name="P3" svg:x1="8.55cm" svg:y1="6.658cm" svg:x2="8.543cm" svg:y2="7.242cm"><text:p/></draw:line><draw:line text:anchor-type="paragraph" draw:z-index="28" draw:name="Tvar46" draw:style-name="gr1" draw:text-style-name="P3" svg:x1="8.734cm" svg:y1="16.341cm" svg:x2="5.495cm" svg:y2="16.362cm"><text:p/></draw:line><draw:line text:anchor-type="paragraph" draw:z-index="6" draw:name="Tvar29" draw:style-name="gr1" draw:text-style-name="P3" svg:x1="5.819cm" svg:y1="21.994cm" svg:x2="2.572cm" svg:y2="22.012cm"><text:p/></draw:line><draw:line text:anchor-type="paragraph" draw:z-index="27" draw:name="Tvar43" draw:style-name="gr1" draw:text-style-name="P3" svg:x1="7.232cm" svg:y1="1.3cm" svg:x2="5.383cm" svg:y2="1.3cm"><text:p/></draw:line><draw:line text:anchor-type="paragraph" draw:z-index="26" draw:name="Tvar43" draw:style-name="gr1" draw:text-style-name="P3" svg:x1="12.043cm" svg:y1="1.261cm" svg:x2="10.194cm" svg:y2="1.261cm"><text:p/></draw:line><draw:line text:anchor-type="paragraph" draw:z-index="25" draw:name="Tvar45" draw:style-name="gr1" draw:text-style-name="P3" svg:x1="11.811cm" svg:y1="3.032cm" svg:x2="16.429cm" svg:y2="3.032cm"><text:p/></draw:line><draw:line text:anchor-type="paragraph" draw:z-index="24" draw:name="Tvar44" draw:style-name="gr1" draw:text-style-name="P3" svg:x1="11.843cm" svg:y1="1.166cm" svg:x2="11.811cm" svg:y2="5.302cm"><text:p/></draw:line><draw:line text:anchor-type="paragraph" draw:z-index="23" draw:name="Tvar43" draw:style-name="gr1" draw:text-style-name="P3" svg:x1="11.733cm" svg:y1="5.11cm" svg:x2="10.126cm" svg:y2="5.11cm"><text:p/></draw:line><draw:line text:anchor-type="paragraph" draw:z-index="22" draw:name="Tvar45" draw:style-name="gr1" draw:text-style-name="P3" svg:x1="0.958cm" svg:y1="2.955cm" svg:x2="5.576cm" svg:y2="2.955cm"><text:p/></draw:line><draw:line text:anchor-type="paragraph" draw:z-index="21" draw:name="Tvar44" draw:style-name="gr1" draw:text-style-name="P3" svg:x1="5.581cm" svg:y1="1.3cm" svg:x2="5.537cm" svg:y2="5.341cm"><text:p/></draw:line><draw:line text:anchor-type="paragraph" draw:z-index="20" draw:name="Tvar43" draw:style-name="gr1" draw:text-style-name="P3" svg:x1="7.32cm" svg:y1="5.11cm" svg:x2="5.69cm" svg:y2="5.11cm"><text:p/></draw:line><draw:line text:anchor-type="paragraph" draw:z-index="19" draw:name="Tvar42" draw:style-name="gr1" draw:text-style-name="P3" svg:x1="16.237cm" svg:y1="15.602cm" svg:x2="16.198cm" svg:y2="2.863cm"><text:p/></draw:line><draw:line text:anchor-type="paragraph" draw:z-index="18" draw:name="Tvar41" draw:style-name="gr1" draw:text-style-name="P3" svg:x1="1.15cm" svg:y1="15.348cm" svg:x2="1.15cm" svg:y2="2.955cm"><text:p/></draw:line><draw:line text:anchor-type="paragraph" draw:z-index="17" draw:name="Tvar40" draw:style-name="gr1" draw:text-style-name="P3" svg:x1="12.912cm" svg:y1="15.963cm" svg:x2="12.926cm" svg:y2="8.842cm"><text:p/></draw:line><draw:line text:anchor-type="paragraph" draw:z-index="16" draw:name="Tvar39" draw:style-name="gr1" draw:text-style-name="P3" svg:x1="4.535cm" svg:y1="15.765cm" svg:x2="4.556cm" svg:y2="8.948cm"><text:p/></draw:line><draw:line text:anchor-type="paragraph" draw:z-index="15" draw:name="Tvar38" draw:style-name="gr1" draw:text-style-name="P3" svg:x1="4.402cm" svg:y1="8.843cm" svg:x2="13.1cm" svg:y2="8.843cm"><text:p/></draw:line><draw:line text:anchor-type="paragraph" draw:z-index="14" draw:name="Tvar37" draw:style-name="gr1" draw:text-style-name="P3" svg:x1="8.543cm" svg:y1="17.435cm" svg:x2="8.543cm" svg:y2="7.243cm"><text:p/></draw:line><draw:line text:anchor-type="paragraph" draw:z-index="13" draw:name="Tvar36" draw:style-name="gr1" draw:text-style-name="P3" svg:x1="12.779cm" svg:y1="18.863cm" svg:x2="16.566cm" svg:y2="18.863cm"><text:p/></draw:line><draw:line text:anchor-type="paragraph" draw:z-index="12" draw:name="Tvar35" draw:style-name="gr1" draw:text-style-name="P3" svg:x1="16.566cm" svg:y1="23.31cm" svg:x2="16.631cm" svg:y2="18.667cm"><text:p/></draw:line><draw:line text:anchor-type="paragraph" draw:z-index="11" draw:name="Tvar34" draw:style-name="gr1" draw:text-style-name="P3" svg:x1="9.795cm" svg:y1="17.554cm" svg:x2="7.285cm" svg:y2="17.554cm"><text:p/></draw:line><draw:line text:anchor-type="paragraph" draw:z-index="10" draw:name="Tvar33" draw:style-name="gr1" draw:text-style-name="P3" svg:x1="7.461cm" svg:y1="25.054cm" svg:x2="7.431cm" svg:y2="17.346cm"><text:p/></draw:line><draw:line text:anchor-type="paragraph" draw:z-index="9" draw:name="Tvar32" draw:style-name="gr1" draw:text-style-name="P3" svg:x1="9.578cm" svg:y1="17.554cm" svg:x2="9.548cm" svg:y2="23.334cm"><text:p/></draw:line><draw:line text:anchor-type="paragraph" draw:z-index="8" draw:name="Tvar31" draw:style-name="gr1" draw:text-style-name="P3" svg:x1="9.424cm" svg:y1="23.16cm" svg:x2="16.698cm" svg:y2="23.215cm"><text:p/></draw:line><draw:line text:anchor-type="paragraph" draw:z-index="7" draw:name="Tvar30" draw:style-name="gr1" draw:text-style-name="P3" svg:x1="5.648cm" svg:y1="16.187cm" svg:x2="5.646cm" svg:y2="22.204cm"><text:p/></draw:line><draw:line text:anchor-type="paragraph" draw:z-index="5" draw:name="Tvar28" draw:style-name="gr1" draw:text-style-name="P3" svg:x1="2.766cm" svg:y1="22.082cm" svg:x2="2.766cm" svg:y2="17.117cm"><text:p/></draw:line><draw:line text:anchor-type="paragraph" draw:z-index="4" draw:name="Tvar27" draw:style-name="gr1" draw:text-style-name="P3" svg:x1="0.885cm" svg:y1="17.254cm" svg:x2="2.968cm" svg:y2="17.272cm"><text:p/></draw:line><draw:line text:anchor-type="paragraph" draw:z-index="3" draw:name="Tvar26" draw:style-name="gr1" draw:text-style-name="P3" svg:x1="1.111cm" svg:y1="17.233cm" svg:x2="1.053cm" svg:y2="25.112cm"><text:p/></draw:line><draw:line text:anchor-type="paragraph" draw:z-index="2" draw:name="Tvar25" draw:style-name="gr1" draw:text-style-name="P3" svg:x1="0.996cm" svg:y1="24.892cm" svg:x2="7.6cm" svg:y2="24.862cm"><text:p/></draw:line><draw:line text:anchor-type="paragraph" draw:z-index="1" draw:name="Tvar24" draw:style-name="gr1" draw:text-style-name="P3" svg:x1="11.864cm" svg:y1="26.788cm" svg:x2="11.889cm" svg:y2="23.313cm"><text:p/></draw:line><draw:line text:anchor-type="paragraph" draw:z-index="0" draw:name="Tvar24" draw:style-name="gr1" draw:text-style-name="P3" svg:x1="4.69cm" svg:y1="26.631cm" svg:x2="4.69cm" svg:y2="24.862cm"><text:p/></draw:line></text:p>
      <text:p text:style-name="P2"/>
      <text:p text:style-name="P1">Mapa – <text:span text:style-name="T1">3</text:span> </text:p>
      <text:p text:style-name="P1"/>
      <text:p text:style-name="P1">Úvod: Úkolem je doplnit ozokód tak, aby Ozobot dorazil do cíle a dosáhl co nejkratšího možného času <text:span text:style-name="T1">a získal co nejvyšší počet kladných bodů</text:span>. K dispozici máme <text:span text:style-name="T1">ne</text:span>omezené množství ozokódu, který lze do mapy doplnit. Ozokód lze doplňovat pouze na místa tomu určená. </text:p>
      <text:p text:style-name="P1"/>
      <text:p text:style-name="P1">Cílem této mapy je naučit se orientovat v Ozokódu, umět číst již zapsaný Ozokód a zapisovat Ozokód do mapy. Dále také zvolit optimální možnou trasu <text:span text:style-name="T1">a zapsat co možná nejefektivnější kód pro získání nejnižšího času a maximálního počtu bodů</text:span>. <text:span text:style-name="T1">Žák musí zvolit jeden ze dvou možných startů, každý má určité výhody či nevýhody. Trasu je potřeba dobře rozmyslet a efektivně rozmístit Ozokód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6:13:54.898000000</dc:date>
    <meta:editing-duration>PT30M12S</meta:editing-duration>
    <meta:editing-cycles>7</meta:editing-cycles>
    <meta:generator>LibreOffice/5.1.6.2$Windows_X86_64 LibreOffice_project/07ac168c60a517dba0f0d7bc7540f5afa45f0909</meta:generator>
    <meta:document-statistic meta:table-count="0" meta:image-count="0" meta:object-count="0" meta:page-count="2" meta:paragraph-count="3" meta:word-count="107" meta:character-count="658" meta:non-whitespace-character-count="549"/>
  </office:meta>
</office:document-meta>
</file>